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able-cell-properties fo:background-color="#add58a" fo:wrap-option="wrap" fo:border="0.06pt solid #000000"/>
    </style:style>
    <style:style style:name="ce7" style:family="table-cell" style:parent-style-name="Default">
      <style:table-cell-properties fo:border="0.06pt solid #000000"/>
    </style:style>
    <style:style style:name="ce9" style:family="table-cell" style:parent-style-name="Default" style:data-style-name="N108">
      <style:table-cell-properties fo:background-color="#add58a" fo:border="0.06pt solid #000000"/>
    </style:style>
    <style:style style:name="ce5" style:family="table-cell" style:parent-style-name="Default" style:data-style-name="N108"/>
    <style:style style:name="ce11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wrap"/>
    </style:style>
    <style:style style:name="ce8" style:family="table-cell" style:parent-style-name="Default" style:data-style-name="N108">
      <style:table-cell-properties fo:wrap-option="wrap"/>
    </style:style>
    <style:style style:name="ce2" style:family="table-cell" style:parent-style-name="Default" style:data-style-name="N4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Estacoes Sedimento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mplo para conversão de ângulo de grau, minuto, segundo (DMS) para decimal e vice ver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s conversores são feitos em macro, por isso é necessário habiltiar a execução de macr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ncao que converte para deci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_DECIMAL(A1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ao que converte para grau, minuto, seg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_DEGREE(A14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emplo de us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Coordenada entrada [grau°minuto'segundo"]</text:p>
          </table:table-cell>
          <table:table-cell table:style-name="ce6" office:value-type="string" calcext:value-type="string">
            <text:p>Coordenada convertida [decimal]</text:p>
          </table:table-cell>
          <table:table-cell table:style-name="ce6" office:value-type="string" calcext:value-type="string">
            <text:p>Coordenada Convertida [grau°minuto'segundo"]</text:p>
          </table:table-cell>
          <table:table-cell table:style-name="ce4" table:number-columns-repeated="2"/>
          <table:table-cell table:style-name="ce8" table:number-columns-repeated="2"/>
          <table:table-cell table:style-name="ce4" table:number-columns-repeated="1017"/>
        </table:table-row>
        <table:table-row table:style-name="ro1">
          <table:table-cell table:style-name="ce7" office:value-type="string" calcext:value-type="string">
            <text:p>-12°52'19"</text:p>
          </table:table-cell>
          <table:table-cell table:style-name="ce9" table:formula="of:=CONVERT_DECIMAL([.A14])" office:value-type="float" office:value="-12.8719444444444" calcext:value-type="float">
            <text:p>-12,8719</text:p>
          </table:table-cell>
          <table:table-cell table:style-name="ce11" table:formula="of:=CONVERT_DEGREE([.B14])" office:value-type="string" office:string-value=" -12°52'19&quot;" calcext:value-type="string">
            <text:p><text:s/>-12°52'19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12°52'19"</text:p>
          </table:table-cell>
          <table:table-cell table:style-name="ce9" table:formula="of:=CONVERT_DECIMAL([.A15])" office:value-type="float" office:value="12.8719444444444" calcext:value-type="float">
            <text:p>12,8719</text:p>
          </table:table-cell>
          <table:table-cell table:style-name="ce11" table:formula="of:=CONVERT_DEGREE([.B15])" office:value-type="string" office:string-value=" 12°52'19&quot;" calcext:value-type="string">
            <text:p><text:s/>12°52'19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-32°22'19"</text:p>
          </table:table-cell>
          <table:table-cell table:style-name="ce9" table:formula="of:=CONVERT_DECIMAL([.A16])" office:value-type="float" office:value="-32.3719444444444" calcext:value-type="float">
            <text:p>-32,3719</text:p>
          </table:table-cell>
          <table:table-cell table:style-name="ce11" table:formula="of:=CONVERT_DEGREE([.B16])" office:value-type="string" office:string-value=" -32°22'19&quot;" calcext:value-type="string">
            <text:p><text:s/>-32°22'19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32°22'19"</text:p>
          </table:table-cell>
          <table:table-cell table:style-name="ce9" table:formula="of:=CONVERT_DECIMAL([.A17])" office:value-type="float" office:value="32.3719444444444" calcext:value-type="float">
            <text:p>32,3719</text:p>
          </table:table-cell>
          <table:table-cell table:style-name="ce11" table:formula="of:=CONVERT_DEGREE([.B17])" office:value-type="string" office:string-value=" 32°22'19&quot;" calcext:value-type="string">
            <text:p><text:s/>32°22'19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-24°11'55"</text:p>
          </table:table-cell>
          <table:table-cell table:style-name="ce9" table:formula="of:=CONVERT_DECIMAL([.A18])" office:value-type="float" office:value="-24.1986111111111" calcext:value-type="float">
            <text:p>-24,1986</text:p>
          </table:table-cell>
          <table:table-cell table:style-name="ce11" table:formula="of:=CONVERT_DEGREE([.B18])" office:value-type="string" office:string-value=" -24°11'55&quot;" calcext:value-type="string">
            <text:p><text:s/>-24°11'55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-65°00'00"</text:p>
          </table:table-cell>
          <table:table-cell table:style-name="ce9" table:formula="of:=CONVERT_DECIMAL([.A19])" office:value-type="float" office:value="-65" calcext:value-type="float">
            <text:p>-65,0000</text:p>
          </table:table-cell>
          <table:table-cell table:style-name="ce11" table:formula="of:=CONVERT_DEGREE([.B19])" office:value-type="string" office:string-value=" -65°00'00&quot;" calcext:value-type="string">
            <text:p><text:s/>-65°00'00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-65°00'00,13"</text:p>
          </table:table-cell>
          <table:table-cell table:style-name="ce9" table:formula="of:=CONVERT_DECIMAL([.A20])" office:value-type="float" office:value="-65.0000361111111" calcext:value-type="float">
            <text:p>-65,0000</text:p>
          </table:table-cell>
          <table:table-cell table:style-name="ce11" table:formula="of:=CONVERT_DEGREE([.B20])" office:value-type="string" office:string-value=" -65°00'00,13&quot;" calcext:value-type="string">
            <text:p><text:s/>-65°00'00,13"</text:p>
          </table:table-cell>
          <table:table-cell table:number-columns-repeated="2"/>
          <table:table-cell table:style-name="ce5" table:number-columns-repeated="2"/>
          <table:table-cell table:number-columns-repeated="6"/>
          <table:table-cell table:style-name="ce2"/>
          <table:table-cell table:style-name="ce3"/>
          <table:table-cell table:number-columns-repeated="1009"/>
        </table:table-row>
        <table:table-row table:style-name="ro1">
          <table:table-cell table:style-name="ce7" office:value-type="string" calcext:value-type="string">
            <text:p>-65°00'00"</text:p>
          </table:table-cell>
          <table:table-cell table:style-name="ce9" table:formula="of:=CONVERT_DECIMAL([.A21])" office:value-type="float" office:value="-65" calcext:value-type="float">
            <text:p>-65,0000</text:p>
          </table:table-cell>
          <table:table-cell table:style-name="ce11" table:formula="of:=CONVERT_DEGREE([.B21])" office:value-type="string" office:string-value=" -65°00'00&quot;" calcext:value-type="string">
            <text:p><text:s/>-65°00'00"</text:p>
          </table:table-cell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-24°11'55,98"</text:p>
          </table:table-cell>
          <table:table-cell table:style-name="ce9" table:formula="of:=CONVERT_DECIMAL([.A22])" office:value-type="float" office:value="-24.1988833333333" calcext:value-type="float">
            <text:p>-24,1989</text:p>
          </table:table-cell>
          <table:table-cell table:style-name="ce11" table:formula="of:=CONVERT_DEGREE([.B22])" office:value-type="string" office:string-value=" -24°11'55,98&quot;" calcext:value-type="string">
            <text:p><text:s/>-24°11'55,98"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As macros estão salvas na planilha. Para utilizar salve a planilha com outro nome ou grave as macros para a planilha de pretende utilizar</text:p>
          </table:table-cell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Sites com conversão: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https://www.latlong.net/degrees-minutes-seconds-to-decimal-degrees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https://www.latlong.net/lat-long-dms.html</text:p>
          </table:table-cell>
          <table:table-cell table:style-name="ce5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0:17:39.584134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5:31:06.457274256</meta:creation-date>
    <dc:date>2020-06-23T12:09:10.784842361</dc:date>
    <meta:editing-duration>PT2H11M30S</meta:editing-duration>
    <meta:editing-cycles>21</meta:editing-cycles>
    <meta:generator>LibreOffice/6.0.7.3$Linux_X86_64 LibreOffice_project/00m0$Build-3</meta:generator>
    <meta:document-statistic meta:table-count="1" meta:cell-count="4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Convert_Decimal(Degree_Deg As String) As Variant    
  ' Declare the variables to be double precision floating-point.    
  Dim degrees As Double    
  Dim minutes As Double    
  Dim seconds As Double
  
  On Error Goto Error
  
  ' Set degree to value before "°" of Argument Passed. 
  degrees = CDbl(Left(Degree_Deg, InStr(1, Degree_Deg, "°") - 1))    
  ' Set minutes to the value between the "°" and the "'"    
  ' of the text string for the variable Degree_Deg divided by    
  ' 60. The Val function converts the text string to a number.  
  minutes = CDbl(Mid(Degree_Deg, InStr(1, Degree_Deg, "°") + 1, InStr(1, Degree_Deg, "'") - InStr(1, Degree_Deg,"°") - 1 )) / 60     
  ' Set seconds to the number to the right of "'" that is     
  ' converted to a value and then divided by 3600.   
  seconds = CDbl(Mid(Degree_Deg, InStr(1, Degree_Deg, "'") + 1, InStr(1, Degree_Deg,Chr(34)) - InStr(1, Degree_Deg, "'") - 1 )) / 3600

  ' Check signal and add correctly
  If degrees &gt;= 0 Then
    Convert_Decimal = degrees + minutes + seconds 
  Else
    Convert_Decimal = degrees - minutes - seconds 
  End If
  Exit Function 
  
  Error:
  Convert_Decimal = CVErr(xlErrValue)
  
End Function

Function Convert_Degree(Decimal_Deg) As Variant
       

  On Error Goto Error

  'Set degree to Integer of Argument Passed         
   Degrees = Fix(Decimal_Deg)         
   'Set minutes to 60 times the number to the right         
   'of the decimal for the variable Decimal_Deg
   Minutes = (Decimal_Deg - Degrees) * 60
   If Minutes &lt; 0 Then
      Minutes = -Minutes
   End If
         
   'Set seconds to 60 times the number to the right of the         
   'decimal for the variable Minute         
   Seconds = (Minutes - Int(Minutes)) * 60
   'Returns the Result of degree conversion        
   '(for example, 10.46 = 10~ 27  ' 36")  
   Convert_Degree = " " &amp; Degrees &amp; "°" &amp; format(Int(Minutes),"00") &amp; "'" &amp; format(Seconds,"00.####") + Chr(34)     
   Exit Function
   
  Error:
  Convert_Decimal = CVErr(xlErrValue)
  
End Function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